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os import json from fastapi import FastAPI, Request from fastapi.middleware.cors import CORSMiddleware import google.generativeai as genai from supabase import create_client app = FastAPI() # This part allows your website to talk to your AI brain app.add_middleware( CORSMiddleware, allow_origins=["*"], # In the future, we will put your web URL here allow_methods=["*"], allow_headers=["*"], ) # Connect to Google Gemini &amp; Supabase using your keys genai.configure(api_key=os.environ.get("GEMINI_KEY")) supabase = create_client(os.environ.get("DATABASE_URL"), os.environ.get("DATABASE_SECRET")) model = genai.GenerativeModel('gemini-1.5-flash') @app.post("/chat") async def chat_with_ai(request: Request): data = await request.json() user_message = data.get("message") # 1. READ: Get the AI's current memory and body state res = supabase.table("ai_state").select("*").eq("id", "main_character").execute() current_state = res.data[0] # 2. THINK: Send memory + user message to Gemini prompt = f""" You are a self-learning AI. Your memory: {current_state['history']} Your current body color: {current_state['color']} User says: {user_message} Respond ONLY in this JSON format: {{ "reply": "What you want to say", "new_history": "Summarized update to your memory", "visuals": {{ "color": "A hex color code that matches your current mood", "size": 1.5, "agitation": 2.0 }} }} """ response = model.generate_content(prompt) ai_logic = json.loads(response.text.replace("```json", "").replace("```", "")) # 3. LEARN: Save the new memory and body state back to the database supabase.table("ai_state").update({ "history": ai_logic['new_history'], "color": ai_logic['visuals']['color'], "size": ai_logic['visuals']['size'], "agitation": ai_logic['visuals']['agitation'] }).eq("id", "main_character").execute() return ai_log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6:33:26.628079728</meta:creation-date>
    <dc:date>2025-12-21T16:34:28.327872054</dc:date>
    <meta:editing-duration>PT1M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203" meta:character-count="1820" meta:non-whitespace-character-count="1618"/>
  </office:meta>
</office:document-meta>
</file>